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332A000043E86D52AB3C.svm" manifest:media-type=""/>
  <manifest:file-entry manifest:full-path="Pictures/20000009000033C900004403E05B3C70.svm" manifest:media-type=""/>
  <manifest:file-entry manifest:full-path="Pictures/20000009000033E3000044037E43CBFB.svm" manifest:media-type=""/>
  <manifest:file-entry manifest:full-path="Pictures/200000090000332A0000437E3AB689FD.svm" manifest:media-type=""/>
  <manifest:file-entry manifest:full-path="Pictures/20000009000033E30000440380B202F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6d3" officeooo:paragraph-rsid="000066d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066d3" officeooo:paragraph-rsid="00006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026cm" svg:y="0.106cm" svg:width="13.284cm" svg:height="17.411cm" draw:z-index="1"><draw:image xlink:href="Pictures/20000009000033E30000440380B202FD.svm" xlink:type="simple" xlink:show="embed" xlink:actuate="onLoad"/></draw:frame></text:p>
      <text:p text:style-name="P2"><draw:frame draw:style-name="fr1" draw:name="Image1" text:anchor-type="paragraph" svg:x="0.035cm" svg:y="0.055cm" svg:width="13.099cm" svg:height="17.277cm" draw:z-index="0"><draw:image xlink:href="Pictures/200000090000332A0000437E3AB689FD.svm" xlink:type="simple" xlink:show="embed" xlink:actuate="onLoad"/></draw:frame></text:p>
      <text:p text:style-name="Standard"/>
      <text:p text:style-name="P1"/>
      <text:p text:style-name="P3"><draw:frame draw:style-name="fr2" draw:name="Image4" text:anchor-type="paragraph" svg:width="13.284cm" svg:height="17.411cm" draw:z-index="3"><draw:image xlink:href="Pictures/20000009000033E3000044037E43CBFB.svm" xlink:type="simple" xlink:show="embed" xlink:actuate="onLoad"/></draw:frame>TeilMacher</text:p>
      <text:p text:style-name="P3"><draw:frame draw:style-name="fr2" draw:name="Image3" text:anchor-type="paragraph" svg:width="13.257cm" svg:height="17.411cm" draw:z-index="2"><draw:image xlink:href="Pictures/20000009000033C900004403E05B3C70.svm" xlink:type="simple" xlink:show="embed" xlink:actuate="onLoad"/></draw:frame>TeilMacher2</text:p>
      <text:p text:style-name="P3"><draw:frame draw:style-name="fr2" draw:name="Image5" text:anchor-type="paragraph" svg:width="13.099cm" svg:height="17.383cm" draw:z-index="4"><draw:image xlink:href="Pictures/200000090000332A000043E86D52AB3C.svm" xlink:type="simple" xlink:show="embed" xlink:actuate="onLoad"/></draw:frame>Bukob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3:04:24.124000000</meta:creation-date>
    <dc:date>2016-03-28T13:13:11.171000000</dc:date>
    <meta:editing-duration>P0D</meta:editing-duration>
    <meta:editing-cycles>1</meta:editing-cycles>
    <meta:document-statistic meta:table-count="0" meta:image-count="5" meta:object-count="0" meta:page-count="5" meta:paragraph-count="3" meta:word-count="3" meta:character-count="28" meta:non-whitespace-character-count="28"/>
    <meta:generator>LibreOffice/4.2.5.2$Windows_x86 LibreOffice_project/61cb170a04bb1f12e77c884eab9192be736ec5f5</meta:generator>
  </office:meta>
</office:document-meta>
</file>